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D000001CD4024A537A41220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cm" svg:width="29.7cm" svg:height="17.531cm" draw:z-index="0">
        <draw:image xlink:href="Pictures/100002010000030D000001CD4024A537A4122094.png" xlink:type="simple" xlink:show="embed" xlink:actuate="onLoad" loext:mime-type="image/png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4:16:40.625000000</meta:creation-date>
    <dc:date>2019-11-26T14:22:13.101000000</dc:date>
    <meta:editing-duration>PT5M32S</meta:editing-duration>
    <meta:editing-cycles>2</meta:editing-cycles>
    <meta:generator>LibreOffice/6.2.3.2$Windows_X86_64 LibreOffice_project/aecc05fe267cc68dde00352a451aa867b3b546a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